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1.25in" fo:text-align="justify" style:justify-single-word="false" fo:text-indent="0in" style:auto-text-indent="false" style:page-number="auto" fo:background-color="transparent"/>
      <style:text-properties fo:font-size="14pt" fo:font-weight="bold" officeooo:rsid="001ade0f" officeooo:paragraph-rsid="001ade0f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.5in" fo:margin-right="0.6866in" fo:text-align="justify" style:justify-single-word="false" fo:text-indent="0in" style:auto-text-indent="false" style:page-number="auto" fo:background-color="transparent"/>
      <style:text-properties fo:font-size="13pt" fo:font-weight="bold" officeooo:rsid="001ade0f" officeooo:paragraph-rsid="001ade0f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.5in" fo:margin-right="0.6866in" fo:text-align="justify" style:justify-single-word="false" fo:text-indent="0in" style:auto-text-indent="false" fo:background-color="transparent"/>
      <style:text-properties fo:font-size="13pt" fo:font-weight="bold" officeooo:rsid="001ade0f" officeooo:paragraph-rsid="001ade0f" style:font-size-asian="13pt" style:font-weight-asian="bold" style:font-size-complex="13pt" style:font-weight-complex="bold"/>
    </style:style>
    <style:style style:name="P4" style:family="paragraph" style:parent-style-name="Standard" style:master-page-name="">
      <loext:graphic-properties draw:fill="none"/>
      <style:paragraph-properties fo:margin-left="1in" fo:margin-right="1.1866in" fo:text-align="justify" style:justify-single-word="false" fo:text-indent="0in" style:auto-text-indent="false" style:page-number="auto" fo:background-color="transparent"/>
      <style:text-properties fo:font-size="13pt" fo:font-weight="bold" officeooo:rsid="001ade0f" officeooo:paragraph-rsid="001ade0f" style:font-size-asian="13pt" style:font-weight-asian="bold" style:font-size-complex="13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.5in" fo:margin-right="0.6866in" fo:text-align="justify" style:justify-single-word="false" fo:text-indent="0in" style:auto-text-indent="false" style:page-number="auto" fo:background-color="transparent"/>
      <style:text-properties fo:font-size="13pt" officeooo:rsid="001ade0f" officeooo:paragraph-rsid="001ade0f" style:font-size-asian="13pt" style:font-size-complex="13pt"/>
    </style:style>
    <style:style style:name="P6" style:family="paragraph" style:parent-style-name="Standard">
      <loext:graphic-properties draw:fill="none"/>
      <style:paragraph-properties fo:margin-left="1in" fo:margin-right="1.1866in" fo:text-align="justify" style:justify-single-word="false" fo:text-indent="0in" style:auto-text-indent="false" fo:background-color="transparent"/>
      <style:text-properties fo:font-size="13pt" fo:font-weight="normal" officeooo:rsid="001ade0f" officeooo:paragraph-rsid="001ade0f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5in" fo:margin-right="0.6866in" fo:text-align="justify" style:justify-single-word="false" fo:text-indent="0in" style:auto-text-indent="false" style:page-number="auto" fo:background-color="transparent"/>
      <style:text-properties fo:font-size="13pt" fo:font-weight="normal" officeooo:rsid="001ade0f" officeooo:paragraph-rsid="001ade0f" style:font-size-asian="13pt" style:font-weight-asian="normal" style:font-size-complex="13pt" style:font-weight-complex="normal"/>
    </style:style>
    <style:style style:name="P8" style:family="paragraph" style:parent-style-name="Standard">
      <loext:graphic-properties draw:fill="none"/>
      <style:paragraph-properties fo:margin-left="0.5in" fo:margin-right="0.6866in" fo:text-align="justify" style:justify-single-word="false" fo:text-indent="0in" style:auto-text-indent="false" fo:background-color="transparent"/>
      <style:text-properties fo:font-size="13pt" fo:font-weight="normal" officeooo:rsid="001ade0f" officeooo:paragraph-rsid="001ade0f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0.5in" fo:margin-right="0.6866in" fo:text-align="justify" style:justify-single-word="false" fo:text-indent="0in" style:auto-text-indent="false" fo:background-color="transparent"/>
      <style:text-properties fo:font-size="13pt" fo:font-weight="normal" officeooo:rsid="001d36fb" officeooo:paragraph-rsid="001d36fb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0e0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Out Of Time<text:span text:style-name="T1"> was born out of frustrations with </text:span><text:span text:style-name="T2">the unerring forward-crawl of time, and how hyper-productivity has done nothing to alleviate it.</text:span></text:p>
      <text:p text:style-name="P4"/>
      <text:p text:style-name="P5"><text:span text:style-name="T3">Out Of Time</text:span> <text:span text:style-name="T1">consists of:</text:span></text:p>
      <text:p text:style-name="P6"/>
      <text:p text:style-name="P7">A laptop running an</text:p>
      <text:p text:style-name="P8">Intentionally unfinished,</text:p>
      <text:p text:style-name="P8">Intentionally unpolished,</text:p>
      <text:p text:style-name="P8">Intentionally rushed,</text:p>
      <text:p text:style-name="P8">Intentionally buggy,</text:p>
      <text:p text:style-name="P8">Game,</text:p>
      <text:p text:style-name="P6"/>
      <text:p text:style-name="P7">Headphones,</text:p>
      <text:p text:style-name="P8"/>
      <text:p text:style-name="P8">A computer mouse,</text:p>
      <text:p text:style-name="P8"/>
      <text:p text:style-name="P8">A tear-stained grading rubric,</text:p>
      <text:p text:style-name="P8"/>
      <text:p text:style-name="P8">And a saltwater-filled dropping bottle,</text:p>
      <text:p text:style-name="P8">To refresh the tears on the grading rubric.</text:p>
      <text:p text:style-name="P8"/>
      <text:p text:style-name="P9"><text:span text:style-name="T3">Out Of Time</text:span> was made by Alexandria van Eekelen, and started a week a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fo:border="4.56pt double #000000" style:border-line-width="0.0209in 0.0209in 0.0209in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3:27:26.860139600</meta:creation-date>
    <dc:date>2025-06-27T14:10:23.935092100</dc:date>
    <meta:editing-duration>PT10M58S</meta:editing-duration>
    <meta:editing-cycles>4</meta:editing-cycles>
    <meta:generator>LibreOffice/25.2.4.3$Windows_X86_64 LibreOffice_project/33e196637044ead23f5c3226cde09b47731f7e27</meta:generator>
    <meta:print-date>2025-06-27T14:05:23.888801700</meta:print-date>
    <meta:document-statistic meta:table-count="0" meta:image-count="0" meta:object-count="0" meta:page-count="1" meta:paragraph-count="14" meta:word-count="76" meta:character-count="492" meta:non-whitespace-character-count="430"/>
  </office:meta>
</office:document-meta>
</file>